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bold" officeooo:paragraph-rsid="0007d485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7d485" style:font-size-asian="14pt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7d485" style:font-size-asian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07d485" style:font-size-asian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7d485" style:font-size-asian="14pt"/>
    </style:style>
    <style:style style:name="P6" style:family="paragraph" style:parent-style-name="Standard">
      <style:paragraph-properties fo:line-height="100%"/>
      <style:text-properties style:font-name="Times New Roman" fo:font-size="14pt" officeooo:paragraph-rsid="0007d485" style:font-size-asian="14pt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07d485"/>
    </style:style>
    <style:style style:name="P8" style:family="paragraph" style:parent-style-name="Standard">
      <style:paragraph-properties fo:line-height="100%"/>
      <style:text-properties officeooo:paragraph-rsid="0007d485"/>
    </style:style>
    <style:style style:name="P9" style:family="paragraph" style:parent-style-name="Standard">
      <style:paragraph-properties fo:margin-left="7.493cm" fo:margin-right="0cm" fo:line-height="150%" fo:text-indent="1.249cm" style:auto-text-indent="false"/>
      <style:text-properties officeooo:paragraph-rsid="0007d485"/>
    </style:style>
    <style:style style:name="P10" style:family="paragraph" style:parent-style-name="Standard">
      <style:paragraph-properties fo:margin-left="7.493cm" fo:margin-right="0cm" fo:line-height="150%" fo:text-indent="0cm" style:auto-text-indent="false"/>
      <style:text-properties officeooo:paragraph-rsid="0007d485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7d485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weight="normal" officeooo:paragraph-rsid="0007d49d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 style:list-style-name="L2">
      <style:text-properties fo:font-size="14pt" style:font-size-asian="14pt" style:font-size-complex="14pt"/>
    </style:style>
    <style:style style:name="P15" style:family="paragraph" style:parent-style-name="Text_20_body" style:list-style-name="L3">
      <style:text-properties fo:font-size="14pt" style:font-size-asian="14pt" style:font-size-complex="14pt"/>
    </style:style>
    <style:style style:name="P16" style:family="paragraph" style:parent-style-name="Text_20_body" style:list-style-name="L4">
      <style:text-properties fo:font-size="14pt" style:font-size-asian="14pt" style:font-size-complex="14pt"/>
    </style:style>
    <style:style style:name="P1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paragraph-rsid="0007d49d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 style:list-style-name="L1">
      <style:text-properties style:font-name="Liberation Serif"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normal" officeooo:paragraph-rsid="0007d49d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fo:font-weight="bold" style:font-size-asian="14pt" style:font-weight-asian="bold" style:font-size-complex="10pt"/>
    </style:style>
    <style:style style:name="T3" style:family="text">
      <style:text-properties style:font-name="Times New Roman" fo:font-size="14pt" fo:font-weight="bold" officeooo:rsid="0007d485" style:font-size-asian="14pt" style:font-weight-asian="bold" style:font-size-complex="14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4pt" officeooo:rsid="00025f7d" style:font-size-asian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d49d"/>
    </style:style>
    <style:style style:name="T10" style:family="text">
      <style:text-properties fo:language="en" fo:country="US" officeooo:rsid="0007d49d"/>
    </style:style>
    <style:style style:name="T11" style:family="text">
      <style:text-properties fo:language="ru" fo:country="RU" officeooo:rsid="0007d49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<text:line-break/>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2">«БЕЛГОРОДСКИЙ ГОСУДАРСТВЕННЫЙ</text:p>
      <text:p text:style-name="P2">ТЕХНОЛОГИЧСКИЙ УНИВЕРСИТЕТ им. В. Г. ШУХОВА»</text:p>
      <text:p text:style-name="P2">(БГТУ им. В. Г. ШУХОВА)</text:p>
      <text:p text:style-name="P2"/>
      <text:p text:style-name="P3">Кафедра программного обеспечения вычислительной техники и автоматизированных систем</text:p>
      <text:p text:style-name="P4"/>
      <text:p text:style-name="P7"><text:span text:style-name="T1">Лабораторная работа №</text:span><text:span text:style-name="T7"> </text:span><text:span text:style-name="T2">8</text:span></text:p>
      <text:p text:style-name="P5">По дисциплине: Теория информации</text:p>
      <text:p text:style-name="P4"/>
      <text:p text:style-name="P4"/>
      <text:p text:style-name="P4"/>
      <text:p text:style-name="P4"/>
      <text:p text:style-name="P4"/>
      <text:p text:style-name="P6"><text:s text:c="76"/>Выполнил: ст. группы ПВ-211</text:p>
      <text:p text:style-name="P8"><text:span text:style-name="T4"><text:s text:c="76"/></text:span><text:span text:style-name="T5">Чувилко Илья Романович</text:span></text:p>
      <text:p text:style-name="P6"><text:s text:c="76"/>Проверил:</text:p>
      <text:p text:style-name="P9"><text:span text:style-name="T4"><text:s text:c="5"/>Твердохлеб Виталий Викторович</text:span><text:span text:style-name="T6"><text:line-break/></text:span></text:p>
      <text:p text:style-name="P9"><text:span text:style-name="T6"/></text:p>
      <text:p text:style-name="P9"><text:span text:style-name="T6"/></text:p>
      <text:p text:style-name="P10"><text:span text:style-name="T6"/></text:p>
      <text:p text:style-name="P10"><text:span text:style-name="T6"/></text:p>
      <text:p text:style-name="P9"><text:span text:style-name="T6"/></text:p>
      <text:p text:style-name="P9"><text:span text:style-name="T6"/></text:p>
      <text:p text:style-name="P4"/>
      <text:p text:style-name="P4"/>
      <text:p text:style-name="P3">Белгород 2023 г.</text:p>
      <text:p text:style-name="P11"><text:soft-page-break/><text:span text:style-name="T3">Тема: </text:span><text:span text:style-name="T8">MJPEG. Работа алгоритма, сферы применения, плюсы и минусы </text:span></text:p>
      <text:p text:style-name="P12"/>
      <text:p text:style-name="P21">MJPEG (Motion JPEG) представляет собой метод сжатия видео, который кодирует каждый кадр видео как отдельное изображение в формате JPEG. </text:p>
      <text:p text:style-name="P18">Работа алгоритма:</text:p>
      <text:list text:style-name="L1">
        <text:list-item>
          <text:p text:style-name="P20">Разделение видеопотока на отдельные кадры: Видеопоток разбивается на последовательность отдельных кадров.</text:p>
        </text:list-item>
        <text:list-item>
          <text:p text:style-name="P20">Кодирование каждого кадра: Каждый кадр сжимается с использованием алгоритма сжатия изображений JPEG. <text:span text:style-name="T11">В </text:span>JPEG <text:span text:style-name="T9">возможны</text:span> потер<text:span text:style-name="T9">и при</text:span> сжати<text:span text:style-name="T9">и</text:span>, <text:span text:style-name="T9">э</text:span>то означает, что некоторая информация может быть потеряна в результате сжатия, что приводит к небольшой потере качества изображения.</text:p>
        </text:list-item>
        <text:list-item>
          <text:p text:style-name="P20">Хранение каждого кадра: Сжатый кадр сохраняется как отдельное изображение в формате JPEG. Поскольку каждый кадр кодируется независимо от предыдущих и последующих кадров, MJPEG позволяет быстро перемещаться по видео и отображать отдельные кадры без необходимости декомпрессии всего потока.</text:p>
        </text:list-item>
        <text:list-item>
          <text:p text:style-name="P20">Воспроизведение видео: Кодированные кадры могут быть быстро извлечены и отображены, чтобы <text:span text:style-name="T9">запустить</text:span> видео.</text:p>
        </text:list-item>
      </text:list>
      <text:p text:style-name="P19">Сферы применения MJPEG:</text:p>
      <text:list text:style-name="L2">
        <text:list-item>
          <text:p text:style-name="P14">Видеонаблюдение: MJPEG широко используется в системах видеонаблюдения, поскольку позволяет передавать видеопотоки высокого качества с низкой задержкой. Каждый кадр может быть извлечен независимо, что облегчает просмотр отдельных кадров в режиме реального времени.</text:p>
        </text:list-item>
        <text:list-item>
          <text:p text:style-name="P14">Медицинская обработка изображений: MJPEG может применяться для сжатия и передачи медицинских изображений, таких как снимки рентгеновских и МРТ-сканов, где точность и детализация изображений являются критическими для правильной интерпретации результатов. <text:span text:style-name="T9">Также э</text:span>то позволяет быстро просматривать изображения и передавать их по сети. </text:p>
        </text:list-item>
        <text:list-item>
          <text:p text:style-name="P14"><text:soft-page-break/>Мультимедийные системы: MJPEG может использоваться в некоторых мультимедийных системах для сжатия и передачи видеопотоков. Например, в системах потокового вещания видео, где предлагается контент высокого разрешения и требуется минимизировать потерю качества.</text:p>
        </text:list-item>
        <text:list-item>
          <text:p text:style-name="P14">Веб-камеры и видеоконференции: MJPEG может быть использован для сжатия видеопотоков с веб-камер или в видеоконференционных системах.</text:p>
        </text:list-item>
      </text:list>
      <text:p text:style-name="P13">В целом, MJPEG является гибким методом сжатия видео, который применяется в различных областях, где важно высокое качество изображения, быстрая навигация по видео и точность передачи информации.</text:p>
      <text:p text:style-name="P17">Плюсы MJPEG:</text:p>
      <text:list text:style-name="L3">
        <text:list-item>
          <text:p text:style-name="P15">Качество изображения: Поскольку каждый кадр сжимается как отдельное изображение в формате JPEG, MJPEG обеспечивает высокое качество изображения без значительной потери информации.</text:p>
        </text:list-item>
        <text:list-item>
          <text:p text:style-name="P15">Возможность просмотра отдельных кадров: Поскольку каждый кадр кодируется независимо, MJPEG позволяет быстро перемещаться по видео и просматривать отдельные кадры без необходимости декомпрессии всего потока.</text:p>
        </text:list-item>
        <text:list-item>
          <text:p text:style-name="P15">Малая задержка: Поскольку каждый кадр может быть извлечен независимо, MJPEG обеспечивает небольшую задержку при просмотре видео.</text:p>
        </text:list-item>
      </text:list>
      <text:p text:style-name="P17">Минусы MJPEG:</text:p>
      <text:list text:style-name="L4">
        <text:list-item>
          <text:p text:style-name="P16">Большой размер файлов: Поскольку каждый кадр сохраняется как отдельное изображение, файлы MJPEG-видео могут быть довольно большими по сравнению с другими методами сжатия видео.</text:p>
        </text:list-item>
        <text:list-item>
          <text:p text:style-name="P16">Относительно низкая степень сжатия: MJPEG не обладает такой высокой степенью сжатия, как некоторые другие методы сжатия видео, такие как H.264 или H.265. Это может привести к более высоким требованиям к пропускной способности сети при передаче видеопотока.</text:p>
        </text:list-item>
        <text:list-item>
          <text:p text:style-name="P16">Отсутствие интеркадровой компрессии: MJPEG не выполняет <text:soft-page-break/>интеркадровую компрессию, что означает, что каждый кадр сжимается независимо от предыдущих и последующих кадров. В результате при передаче быстрого движения или изменении содержимого видео может возникнуть высокая стоимость сжатия и передачи данных.</text:p>
        </text:list-item>
      </text:list>
      <text:p text:style-name="P13">Общая характеристика MJPEG заключается в том, что он обеспечивает высокое качество изображения и быструю навигацию по видео, но может потребовать большего объема памяти и пропускной способности сети по сравнению с другими методами сжатия видео, особенно при передаче потоков высокого разрешения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9T11:49:58.020000000</dc:date>
    <meta:editing-duration>PT31M33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35" meta:word-count="546" meta:character-count="4500" meta:non-whitespace-character-count="3766"/>
  </office:meta>
</office:document-meta>
</file>